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fo:text-align="center"/>
    </style:style>
    <style:style style:name="T3" style:parent-style-name="預設段落字型" style:family="text">
      <style:text-properties style:font-name-complex="標楷體" fo:color="#000000"/>
    </style:style>
    <style:style style:name="T4" style:parent-style-name="預設段落字型" style:family="text">
      <style:text-properties style:font-name-complex="標楷體" fo:color="#000000"/>
    </style:style>
    <style:style style:name="T5" style:parent-style-name="預設段落字型" style:family="text">
      <style:text-properties style:font-name="@標楷體" style:font-name-asian="@標楷體" style:font-name-complex="@標楷體" fo:color="#000000"/>
    </style:style>
    <style:style style:name="T6" style:parent-style-name="預設段落字型" style:family="text">
      <style:text-properties style:font-name-complex="標楷體" fo:color="#000000"/>
    </style:style>
    <style:style style:name="T7" style:parent-style-name="預設段落字型" style:family="text">
      <style:text-properties style:font-name-complex="標楷體" fo:color="#000000"/>
    </style:style>
    <style:style style:name="T8" style:parent-style-name="預設段落字型" style:family="text">
      <style:text-properties style:font-name="@標楷體" style:font-name-asian="@標楷體" style:font-name-complex="@標楷體" fo:color="#000000"/>
    </style:style>
    <style:style style:name="T9" style:parent-style-name="預設段落字型" style:family="text">
      <style:text-properties style:font-name-complex="標楷體" fo:color="#000000"/>
    </style:style>
    <style:style style:name="T10" style:parent-style-name="預設段落字型" style:family="text">
      <style:text-properties style:font-name-complex="標楷體" fo:color="#000000"/>
    </style:style>
    <style:style style:name="T11" style:parent-style-name="預設段落字型" style:family="text">
      <style:text-properties style:font-name-complex="標楷體" fo:color="#000000"/>
    </style:style>
    <style:style style:name="T12" style:parent-style-name="預設段落字型" style:family="text">
      <style:text-properties style:font-name-complex="標楷體" fo:color="#000000"/>
    </style:style>
    <style:style style:name="T13" style:parent-style-name="預設段落字型" style:family="text">
      <style:text-properties style:font-name-complex="標楷體" fo:color="#000000"/>
    </style:style>
    <style:style style:name="T14" style:parent-style-name="預設段落字型" style:family="text">
      <style:text-properties style:font-name-complex="標楷體" fo:color="#000000"/>
    </style:style>
    <style:style style:name="T15" style:parent-style-name="預設段落字型" style:family="text">
      <style:text-properties style:font-name-complex="標楷體" fo:color="#000000"/>
    </style:style>
    <style:style style:name="T16" style:parent-style-name="預設段落字型" style:family="text">
      <style:text-properties style:font-name="@標楷體" style:font-name-asian="@標楷體" style:font-name-complex="@標楷體" fo:color="#000000"/>
    </style:style>
    <style:style style:name="T17" style:parent-style-name="預設段落字型" style:family="text">
      <style:text-properties style:font-name-complex="標楷體" fo:color="#000000"/>
    </style:style>
    <style:style style:name="T18" style:parent-style-name="預設段落字型" style:family="text">
      <style:text-properties style:font-name-complex="標楷體" fo:color="#000000"/>
    </style:style>
    <style:style style:name="T19" style:parent-style-name="預設段落字型" style:family="text">
      <style:text-properties style:font-name-complex="標楷體" fo:color="#000000"/>
    </style:style>
    <style:style style:name="T20" style:parent-style-name="預設段落字型" style:family="text">
      <style:text-properties style:font-name-complex="標楷體" fo:color="#000000" fo:font-size="16pt" style:font-size-asian="16pt" style:font-size-complex="16pt"/>
    </style:style>
    <style:style style:name="T21" style:parent-style-name="預設段落字型" style:family="text">
      <style:text-properties style:font-name-complex="標楷體" fo:color="#000000"/>
    </style:style>
    <style:style style:name="T22" style:parent-style-name="預設段落字型" style:family="text">
      <style:text-properties style:font-name-complex="標楷體" fo:color="#000000"/>
    </style:style>
    <style:style style:name="T23" style:parent-style-name="預設段落字型" style:family="text">
      <style:text-properties style:font-name-complex="標楷體" fo:color="#000000"/>
    </style:style>
    <style:style style:name="T24" style:parent-style-name="預設段落字型" style:family="text">
      <style:text-properties style:font-name-complex="標楷體" fo:color="#000000"/>
    </style:style>
    <style:style style:name="T25" style:parent-style-name="預設段落字型" style:family="text">
      <style:text-properties style:font-name="@標楷體" style:font-name-asian="@標楷體" style:font-name-complex="@標楷體" fo:color="#000000"/>
    </style:style>
    <style:style style:family="graphic" style:name="a37">
      <style:graphic-properties draw:fill="none" draw:stroke="solid" svg:stroke-width="0.00347in" svg:stroke-color="#000000" svg:stroke-opacity="100%" draw:stroke-linejoin="round"/>
    </style:style>
    <style:style style:family="graphic" style:name="a38">
      <style:graphic-properties draw:fill="solid" draw:fill-color="#000000" draw:opacity="100%" draw:stroke="none"/>
    </style:style>
    <style:style style:family="graphic" style:name="a39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">
      <style:graphic-properties draw:fill="none" draw:stroke="solid" svg:stroke-width="0.00347in" svg:stroke-color="#000000" svg:stroke-opacity="100%" draw:stroke-linejoin="round"/>
    </style:style>
    <style:style style:family="graphic" style:name="a22">
      <style:graphic-properties draw:fill="solid" draw:fill-color="#000000" draw:opacity="100%" draw:stroke="none"/>
    </style:style>
    <style:style style:family="graphic" style:name="a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">
      <style:graphic-properties draw:fill="none" draw:stroke="solid" svg:stroke-width="0.00347in" svg:stroke-color="#000000" svg:stroke-opacity="100%" draw:stroke-linejoin="round"/>
    </style:style>
    <style:style style:family="graphic" style:name="a25">
      <style:graphic-properties draw:fill="solid" draw:fill-color="#000000" draw:opacity="100%" draw:stroke="none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11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">
      <style:graphic-properties draw:fill="none" draw:stroke="solid" svg:stroke-width="0.00347in" svg:stroke-color="#000000" svg:stroke-opacity="100%" draw:stroke-linejoin="round"/>
    </style:style>
    <style:style style:family="graphic" style:name="a16">
      <style:graphic-properties draw:fill="solid" draw:fill-color="#000000" draw:opacity="100%" draw:stroke="none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draw:fill="none" draw:stroke="solid" svg:stroke-width="0.00347in" svg:stroke-color="#000000" svg:stroke-opacity="100%" draw:stroke-linejoin="round"/>
    </style:style>
    <style:style style:family="graphic" style:name="a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">
      <style:graphic-properties draw:fill="solid" draw:fill-color="#000000" draw:opacity="100%" draw:stroke="none"/>
    </style:style>
    <style:style style:family="graphic" style:name="a41">
      <style:graphic-properties draw:fill="none" draw:stroke="solid" svg:stroke-width="0.00347in" svg:stroke-color="#000000" svg:stroke-opacity="100%" draw:stroke-linejoin="round"/>
    </style:style>
    <style:style style:family="graphic" style:name="a4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42">
      <style:graphic-properties draw:fill="solid" draw:fill-color="#000000" draw:opacity="100%" draw:stroke="none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3">
      <style:graphic-properties draw:fill="none" draw:stroke="solid" svg:stroke-width="0.00347in" svg:stroke-color="#000000" svg:stroke-opacity="100%" draw:stroke-linejoin="round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4">
      <style:graphic-properties draw:fill="solid" draw:fill-color="#000000" draw:opacity="100%" draw:stroke="none"/>
    </style:style>
    <style:style style:family="graphic" style:name="a7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45">
      <style:graphic-properties draw:fill="none" draw:stroke="solid" svg:stroke-width="0.00347in" svg:stroke-color="#000000" svg:stroke-opacity="100%" draw:stroke-linejoin="round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6">
      <style:graphic-properties draw:fill="solid" draw:fill-color="#000000" draw:opacity="100%" draw:stroke="none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8">
      <style:graphic-properties/>
    </style:style>
    <style:style style:family="graphic" style:name="a30">
      <style:graphic-properties draw:fill="none" draw:stroke="solid" svg:stroke-width="0.00347in" svg:stroke-color="#000000" svg:stroke-opacity="100%" draw:stroke-linejoin="round"/>
    </style:style>
    <style:style style:family="graphic" style:name="a31">
      <style:graphic-properties draw:fill="solid" draw:fill-color="#000000" draw:opacity="100%" draw:stroke="none"/>
    </style:style>
    <style:style style:family="graphic" style:name="a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4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竣工審查</text:p>
      <text:p text:style-name="內文"/>
      <text:p text:style-name="P2"><draw:g draw:name="畫布 53" draw:id="id48" draw:style-name="a48" text:anchor-type="as-char"><svg:title/><svg:desc/><draw:custom-shape svg:x="2.03889in" svg:y="0.77361in" svg:width="1.20625in" svg:height="0.6in" draw:id="id0" draw:style-name="a0" draw:name="Rectangle 55"><svg:title/><svg:desc/><draw:enhanced-geometry draw:type="non-primitive" svg:viewBox="0 0 21600 21600" draw:enhanced-path="M 0 0 L 21600 0 21600 21600 0 21600 Z N"/></draw:custom-shape><draw:custom-shape svg:x="2.47153in" svg:y="0.98819in" svg:width="0.33403in" svg:height="0.25in" draw:id="id1" draw:style-name="a1" draw:name="Rectangle 56"><svg:title/><svg:desc/><text:p text:style-name="內文"><text:span text:style-name="T3">掛號</text:span></text:p><draw:enhanced-geometry draw:type="non-primitive" svg:viewBox="0 0 21600 21600" draw:enhanced-path="M 0 0 L 21600 0 21600 21600 0 21600 Z N"/></draw:custom-shape><draw:connector draw:type="line" svg:x1="2.64167in" svg:y1="1.37361in" svg:x2="2.64167in" svg:y2="1.90833in" draw:id="id2" draw:style-name="a2" draw:name="Line 57"><svg:title/><svg:desc/></draw:connector><draw:custom-shape svg:x="2.60278in" svg:y="1.9in" svg:width="0.07847in" svg:height="0.07847in" draw:id="id3" draw:style-name="a3" draw:name="Freeform 58"><svg:title/><svg:desc/><draw:enhanced-geometry draw:type="non-primitive" svg:viewBox="0 0 113 113" draw:enhanced-path="M 113 0 L 56 113 0 0 113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"/><draw:equation draw:name="f7" draw:formula="?f4 / 113"/><draw:equation draw:name="f8" draw:formula="113 * ?f5 / 113"/><draw:equation draw:name="f9" draw:formula="0 * ?f4 / 113"/><draw:equation draw:name="f10" draw:formula="56 * ?f5 / 113"/><draw:equation draw:name="f11" draw:formula="113 * ?f4 / 113"/><draw:equation draw:name="f12" draw:formula="0 * ?f5 / 11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03889in" svg:y="1.97847in" svg:width="1.20625in" svg:height="0.60347in" draw:id="id4" draw:style-name="a4" draw:name="Rectangle 59"><svg:title/><svg:desc/><draw:enhanced-geometry draw:type="non-primitive" svg:viewBox="0 0 21600 21600" draw:enhanced-path="M 0 0 L 21600 0 21600 21600 0 21600 Z N"/></draw:custom-shape><draw:custom-shape svg:x="2.47153in" svg:y="2.19514in" svg:width="0.33403in" svg:height="0.25in" draw:id="id5" draw:style-name="a5" draw:name="Rectangle 60"><svg:title/><svg:desc/><text:p text:style-name="內文"><text:span text:style-name="T4">派件</text:span></text:p><draw:enhanced-geometry draw:type="non-primitive" svg:viewBox="0 0 21600 21600" draw:enhanced-path="M 0 0 L 21600 0 21600 21600 0 21600 Z N"/></draw:custom-shape><draw:custom-shape svg:width="0.33403in" svg:height="0.25in" draw:id="id6" draw:style-name="a6" draw:transform="translate(-0.16701in -0.125in) rotate(-1.5708) translate(1.82604in 2.27708in)" draw:name="Rectangle 61"><svg:title/><svg:desc/><text:p text:style-name="內文"><text:span text:style-name="T5">課長</text:span></text:p><draw:enhanced-geometry draw:type="non-primitive" svg:viewBox="0 0 21600 21600" draw:enhanced-path="M 0 0 L 21600 0 21600 21600 0 21600 Z N"/></draw:custom-shape><draw:custom-shape svg:x="2.03889in" svg:y="3.18472in" svg:width="1.20625in" svg:height="0.60556in" draw:id="id7" draw:style-name="a7" draw:name="Rectangle 62"><svg:title/><svg:desc/><draw:enhanced-geometry draw:type="non-primitive" svg:viewBox="0 0 21600 21600" draw:enhanced-path="M 0 0 L 21600 0 21600 21600 0 21600 Z N"/></draw:custom-shape><draw:custom-shape svg:x="2.30139in" svg:y="3.29931in" svg:width="0.66736in" svg:height="0.25in" draw:id="id8" draw:style-name="a8" draw:name="Rectangle 63"><svg:title/><svg:desc/><text:p text:style-name="內文"><text:span text:style-name="T6">書圖審查</text:span></text:p><draw:enhanced-geometry draw:type="non-primitive" svg:viewBox="0 0 21600 21600" draw:enhanced-path="M 0 0 L 21600 0 21600 21600 0 21600 Z N"/></draw:custom-shape><draw:custom-shape svg:x="2.30139in" svg:y="3.50417in" svg:width="0.66736in" svg:height="0.25in" draw:id="id9" draw:style-name="a9" draw:name="Rectangle 64"><svg:title/><svg:desc/><text:p text:style-name="內文"><text:span text:style-name="T7">現場勘查</text:span></text:p><draw:enhanced-geometry draw:type="non-primitive" svg:viewBox="0 0 21600 21600" draw:enhanced-path="M 0 0 L 21600 0 21600 21600 0 21600 Z N"/></draw:custom-shape><draw:custom-shape svg:width="0.50069in" svg:height="0.25in" draw:id="id10" draw:style-name="a10" draw:transform="translate(-0.25035in -0.125in) rotate(-1.5708) translate(1.83576in 3.48264in)" draw:name="Rectangle 65"><svg:title/><svg:desc/><text:p text:style-name="內文"><text:span text:style-name="T8">承辦員</text:span></text:p><draw:enhanced-geometry draw:type="non-primitive" svg:viewBox="0 0 21600 21600" draw:enhanced-path="M 0 0 L 21600 0 21600 21600 0 21600 Z N"/></draw:custom-shape><draw:custom-shape svg:x="2.03889in" svg:y="4.39306in" svg:width="1.20625in" svg:height="0.60347in" draw:id="id11" draw:style-name="a11" draw:name="Rectangle 66"><svg:title/><svg:desc/><draw:enhanced-geometry draw:type="non-primitive" svg:viewBox="0 0 21600 21600" draw:enhanced-path="M 0 0 L 21600 0 21600 21600 0 21600 Z N"/></draw:custom-shape><draw:custom-shape svg:x="2.47153in" svg:y="4.60972in" svg:width="0.33403in" svg:height="0.25in" draw:id="id12" draw:style-name="a12" draw:name="Rectangle 67"><svg:title/><svg:desc/><text:p text:style-name="內文"><text:span text:style-name="T9">決行</text:span></text:p><draw:enhanced-geometry draw:type="non-primitive" svg:viewBox="0 0 21600 21600" draw:enhanced-path="M 0 0 L 21600 0 21600 21600 0 21600 Z N"/></draw:custom-shape><draw:custom-shape svg:x="2.03889in" svg:y="5.60139in" svg:width="1.20625in" svg:height="0.60347in" draw:id="id13" draw:style-name="a13" draw:name="Rectangle 68"><svg:title/><svg:desc/><draw:enhanced-geometry draw:type="non-primitive" svg:viewBox="0 0 21600 21600" draw:enhanced-path="M 0 0 L 21600 0 21600 21600 0 21600 Z N"/></draw:custom-shape><draw:custom-shape svg:x="2.30139in" svg:y="5.81806in" svg:width="0.66736in" svg:height="0.25in" draw:id="id14" draw:style-name="a14" draw:name="Rectangle 69"><svg:title/><svg:desc/><text:p text:style-name="內文"><text:span text:style-name="T10">核發使照</text:span></text:p><draw:enhanced-geometry draw:type="non-primitive" svg:viewBox="0 0 21600 21600" draw:enhanced-path="M 0 0 L 21600 0 21600 21600 0 21600 Z N"/></draw:custom-shape><draw:connector draw:type="line" svg:x1="2.64167in" svg:y1="3.79028in" svg:x2="2.64167in" svg:y2="4.325in" draw:id="id15" draw:style-name="a15" draw:name="Line 70"><svg:title/><svg:desc/></draw:connector><draw:custom-shape svg:x="2.60278in" svg:y="4.31528in" svg:width="0.07847in" svg:height="0.07778in" draw:id="id16" draw:style-name="a16" draw:name="Freeform 71"><svg:title/><svg:desc/><draw:enhanced-geometry draw:type="non-primitive" svg:viewBox="0 0 113 112" draw:enhanced-path="M 113 0 L 56 112 0 0 113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"/><draw:equation draw:name="f7" draw:formula="?f4 / 112"/><draw:equation draw:name="f8" draw:formula="113 * ?f5 / 113"/><draw:equation draw:name="f9" draw:formula="0 * ?f4 / 112"/><draw:equation draw:name="f10" draw:formula="56 * ?f5 / 113"/><draw:equation draw:name="f11" draw:formula="112 * ?f4 / 112"/><draw:equation draw:name="f12" draw:formula="0 * ?f5 / 11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36944in" svg:y="5.1125in" svg:width="0.16736in" svg:height="0.25in" draw:id="id17" draw:style-name="a17" draw:name="Rectangle 72"><svg:title/><svg:desc/><text:p text:style-name="內文"><text:span text:style-name="T11">符</text:span></text:p><draw:enhanced-geometry draw:type="non-primitive" svg:viewBox="0 0 21600 21600" draw:enhanced-path="M 0 0 L 21600 0 21600 21600 0 21600 Z N"/></draw:custom-shape><draw:custom-shape svg:x="2.36944in" svg:y="5.31736in" svg:width="0.16736in" svg:height="0.25in" draw:id="id18" draw:style-name="a18" draw:name="Rectangle 73"><svg:title/><svg:desc/><text:p text:style-name="內文"><text:span text:style-name="T12">合</text:span></text:p><draw:enhanced-geometry draw:type="non-primitive" svg:viewBox="0 0 21600 21600" draw:enhanced-path="M 0 0 L 21600 0 21600 21600 0 21600 Z N"/></draw:custom-shape><draw:custom-shape svg:x="2.36944in" svg:y="3.90417in" svg:width="0.16736in" svg:height="0.25in" draw:id="id19" draw:style-name="a19" draw:name="Rectangle 74"><svg:title/><svg:desc/><text:p text:style-name="內文"><text:span text:style-name="T13">符</text:span></text:p><draw:enhanced-geometry draw:type="non-primitive" svg:viewBox="0 0 21600 21600" draw:enhanced-path="M 0 0 L 21600 0 21600 21600 0 21600 Z N"/></draw:custom-shape><draw:custom-shape svg:x="2.36944in" svg:y="4.10903in" svg:width="0.16736in" svg:height="0.25in" draw:id="id20" draw:style-name="a20" draw:name="Rectangle 75"><svg:title/><svg:desc/><text:p text:style-name="內文"><text:span text:style-name="T14">合</text:span></text:p><draw:enhanced-geometry draw:type="non-primitive" svg:viewBox="0 0 21600 21600" draw:enhanced-path="M 0 0 L 21600 0 21600 21600 0 21600 Z N"/></draw:custom-shape><draw:connector draw:type="line" svg:x1="2.64167in" svg:y1="2.58194in" svg:x2="2.64167in" svg:y2="3.11528in" draw:id="id21" draw:style-name="a21" draw:name="Line 76"><svg:title/><svg:desc/></draw:connector><draw:custom-shape svg:x="2.60278in" svg:y="3.10694in" svg:width="0.07847in" svg:height="0.07778in" draw:id="id22" draw:style-name="a22" draw:name="Freeform 77"><svg:title/><svg:desc/><draw:enhanced-geometry draw:type="non-primitive" svg:viewBox="0 0 113 112" draw:enhanced-path="M 113 0 L 56 112 0 0 113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"/><draw:equation draw:name="f7" draw:formula="?f4 / 112"/><draw:equation draw:name="f8" draw:formula="113 * ?f5 / 113"/><draw:equation draw:name="f9" draw:formula="0 * ?f4 / 112"/><draw:equation draw:name="f10" draw:formula="56 * ?f5 / 113"/><draw:equation draw:name="f11" draw:formula="112 * ?f4 / 112"/><draw:equation draw:name="f12" draw:formula="0 * ?f5 / 11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24653in" svg:y="4.50972in" svg:width="0.33403in" svg:height="0.25in" draw:id="id23" draw:style-name="a23" draw:name="Rectangle 78"><svg:title/><svg:desc/><text:p text:style-name="內文"><text:span text:style-name="T15">不合</text:span></text:p><draw:enhanced-geometry draw:type="non-primitive" svg:viewBox="0 0 21600 21600" draw:enhanced-path="M 0 0 L 21600 0 21600 21600 0 21600 Z N"/></draw:custom-shape><draw:connector draw:type="line" svg:x1="2.64167in" svg:y1="4.99653in" svg:x2="2.64167in" svg:y2="5.53333in" draw:id="id24" draw:style-name="a24" draw:name="Line 79"><svg:title/><svg:desc/></draw:connector><draw:custom-shape svg:x="2.60278in" svg:y="5.52292in" svg:width="0.07847in" svg:height="0.07847in" draw:id="id25" draw:style-name="a25" draw:name="Freeform 80"><svg:title/><svg:desc/><draw:enhanced-geometry draw:type="non-primitive" svg:viewBox="0 0 113 113" draw:enhanced-path="M 113 0 L 56 113 0 0 113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"/><draw:equation draw:name="f7" draw:formula="?f4 / 113"/><draw:equation draw:name="f8" draw:formula="113 * ?f5 / 113"/><draw:equation draw:name="f9" draw:formula="0 * ?f4 / 113"/><draw:equation draw:name="f10" draw:formula="56 * ?f5 / 113"/><draw:equation draw:name="f11" draw:formula="113 * ?f4 / 113"/><draw:equation draw:name="f12" draw:formula="0 * ?f5 / 11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width="0.33403in" svg:height="0.25in" draw:id="id26" draw:style-name="a26" draw:transform="translate(-0.16701in -0.125in) rotate(-1.5708) translate(1.83576in 4.69167in)" draw:name="Rectangle 81"><svg:title/><svg:desc/><text:p text:style-name="內文"><text:span text:style-name="T16">課長</text:span></text:p><draw:enhanced-geometry draw:type="non-primitive" svg:viewBox="0 0 21600 21600" draw:enhanced-path="M 0 0 L 21600 0 21600 21600 0 21600 Z N"/></draw:custom-shape><draw:custom-shape svg:x="1.76667in" svg:y="0.78194in" svg:width="0.16736in" svg:height="0.25in" draw:id="id27" draw:style-name="a27" draw:name="Rectangle 82"><svg:title/><svg:desc/><text:p text:style-name="內文"><text:span text:style-name="T17">祕</text:span></text:p><draw:enhanced-geometry draw:type="non-primitive" svg:viewBox="0 0 21600 21600" draw:enhanced-path="M 0 0 L 21600 0 21600 21600 0 21600 Z N"/></draw:custom-shape><draw:custom-shape svg:x="1.76667in" svg:y="0.98681in" svg:width="0.16736in" svg:height="0.25in" draw:id="id28" draw:style-name="a28" draw:name="Rectangle 83"><svg:title/><svg:desc/><text:p text:style-name="內文"><text:span text:style-name="T18">書</text:span></text:p><draw:enhanced-geometry draw:type="non-primitive" svg:viewBox="0 0 21600 21600" draw:enhanced-path="M 0 0 L 21600 0 21600 21600 0 21600 Z N"/></draw:custom-shape><draw:custom-shape svg:x="1.76667in" svg:y="1.19097in" svg:width="0.16736in" svg:height="0.25in" draw:id="id29" draw:style-name="a29" draw:name="Rectangle 84"><svg:title/><svg:desc/><text:p text:style-name="內文"><text:span text:style-name="T19">室</text:span></text:p><draw:enhanced-geometry draw:type="non-primitive" svg:viewBox="0 0 21600 21600" draw:enhanced-path="M 0 0 L 21600 0 21600 21600 0 21600 Z N"/></draw:custom-shape><draw:custom-shape svg:x="3.24514in" svg:y="3.48681in" svg:width="0.43403in" svg:height="0.00139in" draw:id="id30" draw:style-name="a30" draw:name="Freeform 85"><svg:title/><svg:desc/><draw:enhanced-geometry draw:type="non-primitive" svg:viewBox="0 0 625 2" draw:enhanced-path="M 0 0 L 363 0 363 2 625 2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1 - ?f0"/><draw:equation draw:name="f7" draw:formula="?f6 / 625"/><draw:equation draw:name="f8" draw:formula="0 * ?f6 / 625"/><draw:equation draw:name="f9" draw:formula="0 * ?f4 / 2"/><draw:equation draw:name="f10" draw:formula="363 * ?f6 / 625"/><draw:equation draw:name="f11" draw:formula="2 * ?f4 / 2"/><draw:equation draw:name="f12" draw:formula="625 * ?f6 / 625"/><draw:equation draw:name="f13" draw:formula="?f8 / ?f7"/><draw:equation draw:name="f14" draw:formula="?f9 / ?f5"/><draw:equation draw:name="f15" draw:formula="?f10 / ?f7"/><draw:equation draw:name="f16" draw:formula="?f11 / ?f5"/><draw:equation draw:name="f17" draw:formula="?f12 / ?f7"/><draw:equation draw:name="f18" draw:formula="0 / ?f7"/><draw:equation draw:name="f19" draw:formula="?f1 / ?f7"/><draw:equation draw:name="f20" draw:formula="0 / ?f5"/><draw:equation draw:name="f21" draw:formula="?f3 / ?f5"/></draw:enhanced-geometry></draw:custom-shape><draw:custom-shape svg:x="3.67083in" svg:y="3.44931in" svg:width="0.07847in" svg:height="0.07847in" draw:id="id31" draw:style-name="a31" draw:name="Freeform 86"><svg:title/><svg:desc/><draw:enhanced-geometry draw:type="non-primitive" svg:viewBox="0 0 113 113" draw:enhanced-path="M 0 0 L 113 56 0 113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"/><draw:equation draw:name="f7" draw:formula="?f4 / 113"/><draw:equation draw:name="f8" draw:formula="0 * ?f5 / 113"/><draw:equation draw:name="f9" draw:formula="0 * ?f4 / 113"/><draw:equation draw:name="f10" draw:formula="113 * ?f5 / 113"/><draw:equation draw:name="f11" draw:formula="56 * ?f4 / 113"/><draw:equation draw:name="f12" draw:formula="113 * ?f4 / 11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0.875in" svg:y="0in" svg:width="3.33403in" svg:height="0.5in" draw:id="id32" draw:style-name="a32" draw:name="Rectangle 87"><svg:title/><svg:desc/><text:p text:style-name="內文"><text:span text:style-name="T20">變更使用執照竣工審查作業流程表</text:span></text:p><draw:enhanced-geometry draw:type="non-primitive" svg:viewBox="0 0 21600 21600" draw:enhanced-path="M 0 0 L 21600 0 21600 21600 0 21600 Z N"/></draw:custom-shape><draw:custom-shape svg:x="3.12569in" svg:y="2.79861in" svg:width="0.33403in" svg:height="0.25in" draw:id="id33" draw:style-name="a33" draw:name="Rectangle 88"><svg:title/><svg:desc/><text:p text:style-name="內文"><text:span text:style-name="T21">不合</text:span></text:p><draw:enhanced-geometry draw:type="non-primitive" svg:viewBox="0 0 21600 21600" draw:enhanced-path="M 0 0 L 21600 0 21600 21600 0 21600 Z N"/></draw:custom-shape><draw:custom-shape svg:x="3.74931in" svg:y="3.18472in" svg:width="1.20556in" svg:height="0.60694in" draw:id="id34" draw:style-name="a34" draw:name="Rectangle 89"><svg:title/><svg:desc/><draw:enhanced-geometry draw:type="non-primitive" svg:viewBox="0 0 21600 21600" draw:enhanced-path="M 0 0 L 21600 0 21600 21600 0 21600 Z N"/></draw:custom-shape><draw:custom-shape svg:x="3.77986in" svg:y="3.33333in" svg:width="1.16736in" svg:height="0.25in" draw:id="id35" draw:style-name="a35" draw:name="Rectangle 90"><svg:title/><svg:desc/><text:p text:style-name="內文"><text:span text:style-name="T22">核轉各目的事業</text:span></text:p><draw:enhanced-geometry draw:type="non-primitive" svg:viewBox="0 0 21600 21600" draw:enhanced-path="M 0 0 L 21600 0 21600 21600 0 21600 Z N"/></draw:custom-shape><draw:custom-shape svg:x="3.75in" svg:y="3.5in" svg:width="1.125in" svg:height="0.25in" draw:id="id36" draw:style-name="a36" draw:name="Rectangle 91"><svg:title/><svg:desc/><text:p text:style-name="內文"><text:span text:style-name="T23">主管機關審查</text:span></text:p><draw:enhanced-geometry draw:type="non-primitive" svg:viewBox="0 0 21600 21600" draw:enhanced-path="M 0 0 L 21600 0 21600 21600 0 21600 Z N"/></draw:custom-shape><draw:custom-shape svg:x="3.31319in" svg:y="3.5875in" svg:width="0.43611in" svg:height="0.00139in" draw:id="id37" draw:style-name="a37" draw:name="Freeform 92"><svg:title/><svg:desc/><draw:enhanced-geometry draw:type="non-primitive" svg:viewBox="0 0 628 2" draw:enhanced-path="M 628 2 L 265 2 265 0 0 0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1 - ?f0"/><draw:equation draw:name="f7" draw:formula="?f6 / 628"/><draw:equation draw:name="f8" draw:formula="628 * ?f6 / 628"/><draw:equation draw:name="f9" draw:formula="2 * ?f4 / 2"/><draw:equation draw:name="f10" draw:formula="265 * ?f6 / 628"/><draw:equation draw:name="f11" draw:formula="0 * ?f4 / 2"/><draw:equation draw:name="f12" draw:formula="0 * ?f6 / 628"/><draw:equation draw:name="f13" draw:formula="?f8 / ?f7"/><draw:equation draw:name="f14" draw:formula="?f9 / ?f5"/><draw:equation draw:name="f15" draw:formula="?f10 / ?f7"/><draw:equation draw:name="f16" draw:formula="?f11 / ?f5"/><draw:equation draw:name="f17" draw:formula="?f12 / ?f7"/><draw:equation draw:name="f18" draw:formula="0 / ?f7"/><draw:equation draw:name="f19" draw:formula="?f1 / ?f7"/><draw:equation draw:name="f20" draw:formula="0 / ?f5"/><draw:equation draw:name="f21" draw:formula="?f3 / ?f5"/></draw:enhanced-geometry></draw:custom-shape><draw:custom-shape svg:x="3.24514in" svg:y="3.54792in" svg:width="0.07778in" svg:height="0.07847in" draw:id="id38" draw:style-name="a38" draw:name="Freeform 93"><svg:title/><svg:desc/><draw:enhanced-geometry draw:type="non-primitive" svg:viewBox="0 0 112 113" draw:enhanced-path="M 112 113 L 0 57 112 0 112 113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2"/><draw:equation draw:name="f7" draw:formula="?f4 / 113"/><draw:equation draw:name="f8" draw:formula="112 * ?f5 / 112"/><draw:equation draw:name="f9" draw:formula="113 * ?f4 / 113"/><draw:equation draw:name="f10" draw:formula="0 * ?f5 / 112"/><draw:equation draw:name="f11" draw:formula="57 * ?f4 / 113"/><draw:equation draw:name="f12" draw:formula="0 * ?f4 / 11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74931in" svg:y="2.38056in" svg:width="1.20556in" svg:height="0.60486in" draw:id="id39" draw:style-name="a39" draw:name="Rectangle 94"><svg:title/><svg:desc/><draw:enhanced-geometry draw:type="non-primitive" svg:viewBox="0 0 21600 21600" draw:enhanced-path="M 0 0 L 21600 0 21600 21600 0 21600 Z N"/></draw:custom-shape><draw:custom-shape svg:x="4.01111in" svg:y="2.59722in" svg:width="0.66736in" svg:height="0.25in" draw:id="id40" draw:style-name="a40" draw:name="Rectangle 95"><svg:title/><svg:desc/><text:p text:style-name="內文"><text:span text:style-name="T24">通知補正</text:span></text:p><draw:enhanced-geometry draw:type="non-primitive" svg:viewBox="0 0 21600 21600" draw:enhanced-path="M 0 0 L 21600 0 21600 21600 0 21600 Z N"/></draw:custom-shape><draw:custom-shape svg:x="3.24514in" svg:y="2.58194in" svg:width="0.43403in" svg:height="0.70347in" draw:id="id41" draw:style-name="a41" draw:name="Freeform 96"><svg:title/><svg:desc/><draw:enhanced-geometry draw:type="non-primitive" svg:viewBox="0 0 625 1013" draw:enhanced-path="M 0 1013 L 289 1013 289 0 625 0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5"/><draw:equation draw:name="f7" draw:formula="?f4 / 1013"/><draw:equation draw:name="f8" draw:formula="0 * ?f5 / 625"/><draw:equation draw:name="f9" draw:formula="1013 * ?f4 / 1013"/><draw:equation draw:name="f10" draw:formula="289 * ?f5 / 625"/><draw:equation draw:name="f11" draw:formula="0 * ?f4 / 1013"/><draw:equation draw:name="f12" draw:formula="625 * ?f5 / 62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67083in" svg:y="2.54236in" svg:width="0.07847in" svg:height="0.07847in" draw:id="id42" draw:style-name="a42" draw:name="Freeform 97"><svg:title/><svg:desc/><draw:enhanced-geometry draw:type="non-primitive" svg:viewBox="0 0 113 113" draw:enhanced-path="M 0 0 L 113 57 0 113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"/><draw:equation draw:name="f7" draw:formula="?f4 / 113"/><draw:equation draw:name="f8" draw:formula="0 * ?f5 / 113"/><draw:equation draw:name="f9" draw:formula="0 * ?f4 / 113"/><draw:equation draw:name="f10" draw:formula="113 * ?f5 / 113"/><draw:equation draw:name="f11" draw:formula="57 * ?f4 / 113"/><draw:equation draw:name="f12" draw:formula="113 * ?f4 / 11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1319in" svg:y="2.68194in" svg:width="0.43611in" svg:height="0.70417in" draw:id="id43" draw:style-name="a43" draw:name="Freeform 98"><svg:title/><svg:desc/><draw:enhanced-geometry draw:type="non-primitive" svg:viewBox="0 0 628 1014" draw:enhanced-path="M 628 0 L 336 0 336 1014 0 1014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8"/><draw:equation draw:name="f7" draw:formula="?f4 / 1014"/><draw:equation draw:name="f8" draw:formula="628 * ?f5 / 628"/><draw:equation draw:name="f9" draw:formula="0 * ?f4 / 1014"/><draw:equation draw:name="f10" draw:formula="336 * ?f5 / 628"/><draw:equation draw:name="f11" draw:formula="1014 * ?f4 / 1014"/><draw:equation draw:name="f12" draw:formula="0 * ?f5 / 628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24514in" svg:y="3.34722in" svg:width="0.07778in" svg:height="0.07778in" draw:id="id44" draw:style-name="a44" draw:name="Freeform 99"><svg:title/><svg:desc/><draw:enhanced-geometry draw:type="non-primitive" svg:viewBox="0 0 112 112" draw:enhanced-path="M 112 112 L 0 56 112 0 112 112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2"/><draw:equation draw:name="f7" draw:formula="?f4 / 112"/><draw:equation draw:name="f8" draw:formula="112 * ?f5 / 112"/><draw:equation draw:name="f9" draw:formula="112 * ?f4 / 112"/><draw:equation draw:name="f10" draw:formula="0 * ?f5 / 112"/><draw:equation draw:name="f11" draw:formula="56 * ?f4 / 112"/><draw:equation draw:name="f12" draw:formula="0 * ?f4 / 11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24514in" svg:y="3.68958in" svg:width="0.40139in" svg:height="1.00556in" draw:id="id45" draw:style-name="a45" draw:name="Freeform 100"><svg:title/><svg:desc/><draw:enhanced-geometry draw:type="non-primitive" svg:viewBox="0 0 578 1448" draw:enhanced-path="M 0 1448 L 578 1448 578 0 98 0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8"/><draw:equation draw:name="f7" draw:formula="?f4 / 1448"/><draw:equation draw:name="f8" draw:formula="0 * ?f5 / 578"/><draw:equation draw:name="f9" draw:formula="1448 * ?f4 / 1448"/><draw:equation draw:name="f10" draw:formula="578 * ?f5 / 578"/><draw:equation draw:name="f11" draw:formula="0 * ?f4 / 1448"/><draw:equation draw:name="f12" draw:formula="98 * ?f5 / 578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24514in" svg:y="3.65in" svg:width="0.07778in" svg:height="0.07847in" draw:id="id46" draw:style-name="a46" draw:name="Freeform 101"><svg:title/><svg:desc/><draw:enhanced-geometry draw:type="non-primitive" svg:viewBox="0 0 112 113" draw:enhanced-path="M 112 113 L 0 57 112 0 112 113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2"/><draw:equation draw:name="f7" draw:formula="?f4 / 113"/><draw:equation draw:name="f8" draw:formula="112 * ?f5 / 112"/><draw:equation draw:name="f9" draw:formula="113 * ?f4 / 113"/><draw:equation draw:name="f10" draw:formula="0 * ?f5 / 112"/><draw:equation draw:name="f11" draw:formula="57 * ?f4 / 113"/><draw:equation draw:name="f12" draw:formula="0 * ?f4 / 11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width="0.66736in" svg:height="0.25in" draw:id="id47" draw:style-name="a47" draw:transform="translate(-0.33368in -0.125in) rotate(-1.5708) translate(3.74896in 4.28611in)" draw:name="Rectangle 102"><svg:title/><svg:desc/><text:p text:style-name="內文"><text:span text:style-name="T25">通知補正</text:span></text:p><draw:enhanced-geometry draw:type="non-primitive" svg:viewBox="0 0 21600 21600" draw:enhanced-path="M 0 0 L 21600 0 21600 21600 0 21600 Z N"/></draw:custom-shape></draw:g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標楷體"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標楷體" style:font-name-asian="標楷體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標楷體" style:font-name-asian="標楷體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ratb</meta:initial-creator>
    <dc:creator>林茂昌</dc:creator>
    <meta:creation-date>2018-11-14T03:28:00Z</meta:creation-date>
    <dc:date>2018-11-14T03:28:00Z</dc:date>
    <meta:print-date>2018-11-14T03:2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